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21100000A620000065A826ECF7C707244B8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7688in" fo:margin-left="-0.0785in" fo:margin-top="0in" fo:margin-bottom="0in" table:align="left" style:writing-mode="lr-tb"/>
    </style:style>
    <style:style style:name="Table1.A" style:family="table-column">
      <style:table-column-properties style:column-width="1.0354in"/>
    </style:style>
    <style:style style:name="Table1.B" style:family="table-column">
      <style:table-column-properties style:column-width="0.3833in"/>
    </style:style>
    <style:style style:name="Table1.C" style:family="table-column">
      <style:table-column-properties style:column-width="0.7243in"/>
    </style:style>
    <style:style style:name="Table1.D" style:family="table-column">
      <style:table-column-properties style:column-width="1.1306in"/>
    </style:style>
    <style:style style:name="Table1.E" style:family="table-column">
      <style:table-column-properties style:column-width="1.7424in"/>
    </style:style>
    <style:style style:name="Table1.F" style:family="table-column">
      <style:table-column-properties style:column-width="0.6444in"/>
    </style:style>
    <style:style style:name="Table1.G" style:family="table-column">
      <style:table-column-properties style:column-width="1.1083in"/>
    </style:style>
    <style:style style:name="Table1.1" style:family="table-row">
      <style:table-row-properties style:min-row-height="1.466in"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2" style:family="table-row">
      <style:table-row-properties style:min-row-height="0.2646in" fo:keep-together="auto"/>
    </style:style>
    <style:style style:name="Table1.3" style:family="table-row">
      <style:table-row-properties style:min-row-height="0.3021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5208in" fo:keep-together="auto"/>
    </style:style>
    <style:style style:name="Table1.A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6" style:family="table-row">
      <style:table-row-properties style:min-row-height="0.3958in" fo:keep-together="auto"/>
    </style:style>
    <style:style style:name="Table1.7" style:family="table-row">
      <style:table-row-properties style:min-row-height="0.3715in" fo:keep-together="auto"/>
    </style:style>
    <style:style style:name="Table1.8" style:family="table-row">
      <style:table-row-properties style:min-row-height="0.4028in" fo:keep-together="auto"/>
    </style:style>
    <style:style style:name="Table1.10" style:family="table-row">
      <style:table-row-properties style:min-row-height="0.4132in" fo:keep-together="auto"/>
    </style:style>
    <style:style style:name="Table1.11" style:family="table-row">
      <style:table-row-properties style:min-row-height="0.3924in" fo:keep-together="auto"/>
    </style:style>
    <style:style style:name="Table1.12" style:family="table-row">
      <style:table-row-properties style:min-row-height="0.4549in" fo:keep-together="auto"/>
    </style:style>
    <style:style style:name="Table1.13" style:family="table-row">
      <style:table-row-properties style:min-row-height="0.2396in" fo:keep-together="auto"/>
    </style:style>
    <style:style style:name="Table1.14" style:family="table-row">
      <style:table-row-properties style:min-row-height="0.9167in" fo:keep-together="auto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9pt" style:font-size-asian="9pt" style:font-size-complex="9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" fo:font-weight="bold" officeooo:rsid="00041d4f" style:font-weight-asian="bold" style:font-name-complex="Arial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Arial" fo:font-weight="bold" officeooo:rsid="00052b43" officeooo:paragraph-rsid="00052b43" style:font-weight-asian="bold" style:font-name-complex="Arial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" fo:font-size="10pt" fo:font-weight="bold" style:font-size-asian="10pt" style:font-weight-asian="bold" style:font-name-complex="Arial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" fo:font-size="10pt" fo:language="en" fo:country="US" fo:font-weight="bold" style:font-size-asian="10pt" style:font-weight-asian="bold" style:font-name-complex="Arial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" fo:font-size="9pt" fo:language="en" fo:country="US" fo:font-weight="bold" style:font-size-asian="9pt" style:font-weight-asian="bold" style:font-name-complex="Arial1" style:font-size-complex="9pt"/>
    </style:style>
    <style:style style:name="P12" style:family="paragraph" style:parent-style-name="Standard">
      <style:paragraph-properties fo:margin-left="0.0563in" fo:margin-right="0in" fo:margin-top="0in" fo:margin-bottom="0in" loext:contextual-spacing="false" fo:line-height="100%" fo:text-indent="0in" style:auto-text-indent="false"/>
      <style:text-properties style:font-name="Arial" fo:font-weight="bold" style:font-weight-asian="bold" style:font-name-complex="Arial1"/>
    </style:style>
    <style:style style:name="P13" style:family="paragraph" style:parent-style-name="No_20_Spacing">
      <style:paragraph-properties fo:margin-top="0in" fo:margin-bottom="0in" loext:contextual-spacing="false" fo:line-height="100%"/>
      <style:text-properties style:font-name="Century Schoolbook L" fo:font-size="9pt" fo:font-weight="normal" officeooo:rsid="000de091" officeooo:paragraph-rsid="0010f455" style:font-size-asian="9pt" style:font-weight-asian="normal" style:font-size-complex="9pt" style:font-weight-complex="normal"/>
    </style:style>
    <style:style style:name="P14" style:family="paragraph" style:parent-style-name="No_20_Spacing">
      <style:paragraph-properties fo:margin-top="0in" fo:margin-bottom="0in" loext:contextual-spacing="false" fo:line-height="100%"/>
      <style:text-properties style:font-name="Century Schoolbook L" fo:font-size="9pt" fo:language="en" fo:country="US" fo:font-weight="normal" officeooo:rsid="000de091" officeooo:paragraph-rsid="0010f455" style:font-size-asian="9pt" style:font-weight-asian="normal" style:font-name-complex="Arial1" style:font-size-complex="9pt" style:font-weight-complex="normal"/>
    </style:style>
    <style:style style:name="P15" style:family="paragraph" style:parent-style-name="No_20_Spacing">
      <style:paragraph-properties fo:margin-top="0in" fo:margin-bottom="0in" loext:contextual-spacing="false" fo:line-height="100%"/>
      <style:text-properties style:font-name="Calibri1" fo:font-weight="normal" officeooo:rsid="00091819" officeooo:paragraph-rsid="0010f455" style:font-weight-asian="normal" style:font-name-complex="Arial1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fo:language="en" fo:country="US" fo:font-weight="bold" style:font-weight-asian="bold" style:font-name-complex="Arial1"/>
    </style:style>
    <style:style style:name="T5" style:family="text">
      <style:text-properties style:font-name="Arial" fo:language="en" fo:country="US" fo:font-weight="bold" officeooo:rsid="000728b5" style:font-weight-asian="bold" style:font-name-complex="Arial1"/>
    </style:style>
    <style:style style:name="T6" style:family="text">
      <style:text-properties officeooo:rsid="00071cf8"/>
    </style:style>
    <style:style style:name="T7" style:family="text">
      <style:text-properties officeooo:rsid="000ab904"/>
    </style:style>
    <style:style style:name="T8" style:family="text">
      <style:text-properties officeooo:rsid="0010f45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"><text:span text:style-name="T1"><draw:frame draw:style-name="fr1" draw:name="Imagen 6" text:anchor-type="as-char" svg:width="1.2299in" svg:height="0.75in" draw:z-index="0"><draw:image xlink:href="Pictures/2000021100000A620000065A826ECF7C707244B8.wmf" xlink:type="simple" xlink:show="embed" xlink:actuate="onLoad"/></draw:frame></text:span><text:span text:style-name="T1"> <text:s text:c="25"/>Nave Publicidad</text:span></text:p>
            <text:p text:style-name="P3"><text:s text:c="49"/>Nit: 85439588-3</text:p>
            <text:p text:style-name="P2"><text:span text:style-name="T1"><text:s text:c="44"/>Régimen Simplificado</text:span> </text:p>
            <text:p text:style-name="P2"><text:s text:c="41"/><text:span text:style-name="T2">Carrera 40 No 39 – 35 * <text:s/>tel. 3501404 * <text:s/></text:span><text:a xlink:type="simple" xlink:href="mailto:navepublicidad@hotmail.com" text:style-name="Internet_20_link" text:visited-style-name="Visited_20_Internet_20_Link"><text:span text:style-name="T2">navepublicidad@hotmail.com</text:span></text:a></text:p>
            <text:p text:style-name="P5">Barranquilla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4" office:value-type="string">
            <text:p text:style-name="P12"><text:s text:c="23"/>FECHA DE EXPEDICION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2"><text:s text:c="20"/></text:p>
            <text:p text:style-name="P12">Cuenta de Cobro <text:s/>NO: <text:span text:style-name="T7">{{ identificador }}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6"/>
            <text:p text:style-name="P6">DIA</text:p>
          </table:table-cell>
          <table:table-cell table:style-name="Table1.A1" table:number-columns-spanned="2" office:value-type="string">
            <text:p text:style-name="P6"/>
            <text:p text:style-name="P6">MES</text:p>
          </table:table-cell>
          <table:covered-table-cell/>
          <table:table-cell table:style-name="Table1.A1" office:value-type="string">
            <text:p text:style-name="P6"/>
            <text:p text:style-name="P6">AÑO</text:p>
          </table:table-cell>
          <table:table-cell table:style-name="Table1.A1" table:number-rows-spanned="2" office:value-type="string">
            <text:p text:style-name="P6"/>
          </table:table-cell>
          <table:table-cell table:style-name="Table1.A1" table:number-columns-spanned="2" office:value-type="string">
            <text:p text:style-name="P6"><text:s text:c="8"/></text:p>
            <text:p text:style-name="P6"><text:s text:c="10"/>TIPO <text:s text:c="8"/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7"><text:bookmark text:name="_GoBack"/>{{ dia }}</text:p>
          </table:table-cell>
          <table:table-cell table:style-name="Table1.A1" table:number-columns-spanned="2" office:value-type="string">
            <text:p text:style-name="P7">{{ mes }}</text:p>
          </table:table-cell>
          <table:covered-table-cell/>
          <table:table-cell table:style-name="Table1.A1" office:value-type="string">
            <text:p text:style-name="P7">{{ anio }}</text:p>
          </table:table-cell>
          <table:covered-table-cell/>
          <table:table-cell table:style-name="Table1.A1" table:number-columns-spanned="2" office:value-type="string">
            <text:p text:style-name="P6">Contado: <text:s text:c="2"/>x <text:s/></text:p>
            <text:p text:style-name="P6"><text:s text:c="2"/>Crédito:</text:p>
          </table:table-cell>
          <table:covered-table-cell/>
        </table:table-row>
        <table:table-row table:style-name="Table1.5">
          <table:table-cell table:style-name="Table1.A5" table:number-columns-spanned="7" office:value-type="string">
            <text:p text:style-name="P6"/>
            <text:p text:style-name="P6">NOMBRE DE CLIENTE: <text:s text:c="2"/><text:span text:style-name="T6">{{ cliente 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2" office:value-type="string">
            <text:p text:style-name="P6"><text:s text:c="11"/></text:p>
            <text:p text:style-name="P6"><text:s text:c="9"/>Cant</text:p>
          </table:table-cell>
          <table:covered-table-cell/>
          <table:table-cell table:style-name="Table1.A1" table:number-columns-spanned="3" office:value-type="string">
            <text:p text:style-name="P6"><text:s text:c="30"/></text:p>
            <text:p text:style-name="P6"><text:s text:c="24"/>Descripción </text:p>
          </table:table-cell>
          <table:covered-table-cell/>
          <table:covered-table-cell/>
          <table:table-cell table:style-name="Table1.A1" office:value-type="string">
            <text:p text:style-name="P9"/>
            <text:p text:style-name="P11">Vr. Unit</text:p>
          </table:table-cell>
          <table:table-cell table:style-name="Table1.A1" office:value-type="string">
            <text:p text:style-name="P10"/>
            <text:p text:style-name="P11">Vr. Total</text:p>
          </table:table-cell>
        </table:table-row>
        <table:table-row table:style-name="Table1.7">
          <table:table-cell table:style-name="Table1.A1" table:number-columns-spanned="7" office:value-type="string">
            <text:p text:style-name="P13">{% for p in productos %}</text:p>
            <text:p text:style-name="P13"><text:s text:c="14"/>{{ p.<text:span text:style-name="T8">cantidad</text:span> }} <text:s text:c="53"/><text:span text:style-name="T8">{{ p }} <text:s text:c="56"/>{{p.producto_base.valor_unitario}}</text:span></text:p>
            <text:p text:style-name="P14">{% endfor %}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3" office:value-type="string">
            <text:p text:style-name="P6">Abono</text:p>
            <text:p text:style-name="P6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{{ abono }}</text:p>
          </table:table-cell>
        </table:table-row>
        <table:table-row table:style-name="Table1.8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3" office:value-type="string">
            <text:p text:style-name="P6">Saldo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{{ saldo }}</text:p>
          </table:table-cell>
        </table:table-row>
        <table:table-row table:style-name="Table1.10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3" office:value-type="string">
            <text:p text:style-name="P6">Descuento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{{ descuento }}</text:p>
          </table:table-cell>
        </table:table-row>
        <table:table-row table:style-name="Table1.11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2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3">
          <table:table-cell table:style-name="Table1.A1" table:number-columns-spanned="7" office:value-type="string">
            <text:p text:style-name="P2"><text:span text:style-name="T3"><text:s text:c="73"/></text:span><text:span text:style-name="T4">Total <text:s text:c="50"/>$ </text:span><text:span text:style-name="T5">{{ saldo 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2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O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CO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</meta:initial-creator>
    <meta:editing-cycles>34</meta:editing-cycles>
    <meta:print-date>2014-08-29T14:57:00</meta:print-date>
    <meta:creation-date>2017-05-19T22:03:00</meta:creation-date>
    <dc:date>2017-07-10T14:17:17.416848818</dc:date>
    <meta:editing-duration>PT30M27S</meta:editing-duration>
    <meta:generator>LibreOffice/5.1.6.2$Linux_X86_64 LibreOffice_project/10m0$Build-2</meta:generator>
    <meta:document-statistic meta:table-count="1" meta:image-count="1" meta:object-count="0" meta:page-count="1" meta:paragraph-count="35" meta:word-count="88" meta:character-count="1041" meta:non-whitespace-character-count="4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